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11ecf" officeooo:paragraph-rsid="00011ecf"/>
    </style:style>
    <style:style style:name="P2" style:family="paragraph" style:parent-style-name="Standard">
      <style:text-properties officeooo:paragraph-rsid="00011ecf"/>
    </style:style>
    <style:style style:name="P3" style:family="paragraph" style:parent-style-name="Standard">
      <style:text-properties officeooo:rsid="000753fb" officeooo:paragraph-rsid="000753fb"/>
    </style:style>
    <style:style style:name="P4" style:family="paragraph" style:parent-style-name="Standard">
      <style:text-properties officeooo:rsid="000afde2" officeooo:paragraph-rsid="000afde2"/>
    </style:style>
    <style:style style:name="P5" style:family="paragraph" style:parent-style-name="Standard">
      <style:text-properties officeooo:rsid="000c7a96" officeooo:paragraph-rsid="000c7a96"/>
    </style:style>
    <style:style style:name="P6" style:family="paragraph" style:parent-style-name="Standard">
      <style:text-properties officeooo:rsid="000753fb" officeooo:paragraph-rsid="000753fb" fo:background-color="transparent"/>
    </style:style>
    <style:style style:name="P7" style:family="paragraph" style:parent-style-name="Standard">
      <style:text-properties officeooo:rsid="000afde2" officeooo:paragraph-rsid="000753fb" fo:background-color="transparent"/>
    </style:style>
    <style:style style:name="P8" style:family="paragraph" style:parent-style-name="Standard">
      <style:text-properties officeooo:rsid="000afde2" officeooo:paragraph-rsid="000afde2" fo:background-color="transparent"/>
    </style:style>
    <style:style style:name="P9" style:family="paragraph" style:parent-style-name="Standard">
      <style:text-properties officeooo:rsid="000f9179" officeooo:paragraph-rsid="000c7a96" fo:background-color="transparent"/>
    </style:style>
    <style:style style:name="P10" style:family="paragraph" style:parent-style-name="Standard">
      <style:text-properties officeooo:rsid="000f9179" officeooo:paragraph-rsid="000f9179" fo:background-color="transparent"/>
    </style:style>
    <style:style style:name="P11" style:family="paragraph" style:parent-style-name="Standard">
      <style:text-properties officeooo:rsid="001035d4" officeooo:paragraph-rsid="001035d4" fo:background-color="transparent"/>
    </style:style>
    <style:style style:name="P12" style:family="paragraph" style:parent-style-name="Standard">
      <style:text-properties officeooo:rsid="00103b72" officeooo:paragraph-rsid="00103b72" fo:background-color="transparent"/>
    </style:style>
    <style:style style:name="P13" style:family="paragraph" style:parent-style-name="Standard">
      <style:text-properties officeooo:rsid="00108980" officeooo:paragraph-rsid="00108980" fo:background-color="transparent"/>
    </style:style>
    <style:style style:name="P14" style:family="paragraph" style:parent-style-name="Standard">
      <style:text-properties officeooo:rsid="001224dc" officeooo:paragraph-rsid="001224dc" fo:background-color="transparent"/>
    </style:style>
    <style:style style:name="T1" style:family="text">
      <style:text-properties fo:background-color="#ffff00" loext:char-shading-value="0"/>
    </style:style>
    <style:style style:name="T2" style:family="text">
      <style:text-properties officeooo:rsid="00011ecf" fo:background-color="#ffff00" loext:char-shading-value="0"/>
    </style:style>
    <style:style style:name="T3" style:family="text">
      <style:text-properties officeooo:rsid="00011ecf"/>
    </style:style>
    <style:style style:name="T4" style:family="text">
      <style:text-properties officeooo:rsid="00029411"/>
    </style:style>
    <style:style style:name="T5" style:family="text">
      <style:text-properties fo:background-color="transparent" loext:char-shading-value="0"/>
    </style:style>
    <style:style style:name="T6" style:family="text">
      <style:text-properties officeooo:rsid="00060edc" fo:background-color="transparent" loext:char-shading-value="0"/>
    </style:style>
    <style:style style:name="T7" style:family="text">
      <style:text-properties officeooo:rsid="000753fb" fo:background-color="transparent" loext:char-shading-value="0"/>
    </style:style>
    <style:style style:name="T8" style:family="text">
      <style:text-properties officeooo:rsid="00095242" fo:background-color="transparent" loext:char-shading-value="0"/>
    </style:style>
    <style:style style:name="T9" style:family="text">
      <style:text-properties officeooo:rsid="000afde2" fo:background-color="transparent" loext:char-shading-value="0"/>
    </style:style>
    <style:style style:name="T10" style:family="text">
      <style:text-properties officeooo:rsid="000e4fde" fo:background-color="transparent" loext:char-shading-value="0"/>
    </style:style>
    <style:style style:name="T11" style:family="text">
      <style:text-properties officeooo:rsid="000f9179" fo:background-color="transparent" loext:char-shading-value="0"/>
    </style:style>
    <style:style style:name="T12" style:family="text">
      <style:text-properties officeooo:rsid="000e4fde"/>
    </style:style>
    <style:style style:name="T13" style:family="text">
      <style:text-properties officeooo:rsid="001035d4"/>
    </style:style>
    <style:style style:name="T14" style:family="text">
      <style:text-properties officeooo:rsid="00108980"/>
    </style:style>
    <style:style style:name="T15" style:family="text">
      <style:text-properties officeooo:rsid="001224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She gazed at the magnolia wall to her left. <text:s/>Hung just to the left of an old oak wooden bookcase was a small framed picture of a sailing ship ploughing its way through an inhospitable sea. <text:s/>The image combined with the most recent news induced an overbearing sense of nausea not unlike sea sickness. <text:s/>Three faces in that one moderately sized room each with the expression that only partially revealed the analyses and conclusions of the sequence of events that had brought them to this position today.</text:p>
      <text:p text:style-name="Standard"/>
      <text:p text:style-name="Standard">Slightly unexpected in her case, she didn't fit the normal<text:span text:style-name="T1"> “acorn portfolio”</text:span>, but then again very few people did fit with statistical norms. <text:s/>He must have known her since she had been days old as she had been registered to his surgery from just after birth, but his first memory of her was when she had been two and a half. <text:s/>She had been brought into his surgery with some minor complaint . <text:s/>He couldn't remember what it had even been now, but what had stuck in his mind was the sudden transition from exceedingly shy, barely able to show her face as she hung tight to her mothers shoulder who had carried her through the door, to such natural confidence that she had been able to sing him moon river in entirety just before she left the surgery. <text:s/></text:p>
      <text:p text:style-name="Standard"/>
      <text:p text:style-name="Standard">And now she was one of the bewildered, lost, confused and terrified. <text:s/>Her mother revealed panic and anger “Who was it?”</text:p>
      <text:p text:style-name="Standard">“I don't know” the reply came from a long way away. <text:s/>She wished she'd accepted when Dr Mallory had offered to speak to her alone. <text:s/>But how could she have known what he would say. <text:s/>And anyway it had to be a mistake. “I mean, it isn't anybodies” she looked back at the doctor whose stoney gaze rested between them. <text:s/>“I know how these things work, I mean, it can't” <text:s/>she composed herself and turned to face her mother “I haven't <text:span text:style-name="T3">been</text:span> with anyone … I mean … ever, <text:span text:style-name="T3">I haven't ever been with anyone like that</text:span>” she turned away and her voice became small again.</text:p>
      <text:p text:style-name="Standard"/>
      <text:p text:style-name="P1">The mother suddenly switched her attack, “you've made a mistake, clearly <text:span text:style-name="T4">there must be a mistake with the test”</text:span></text:p>
      <text:p text:style-name="P2"><text:span text:style-name="T3">“That is what I expected, which is why I requested the second sample” he adjusted some papers lying on the desk and placed them in a folder “of course there could be other reasons for elevated oestrogen levels, but they are extremely rare, and not usually seen in girls of her age, we could conduct further tests but at this stage I would recommend assuming she is pregnant so that you can decide how you will then deal with it. <text:s/>I'm going to fill out a referal to the local t</text:span><text:span text:style-name="T2">eenage pregnancy unit </text:span><text:span text:style-name="T6"><text:s/>there will be a councillor who will get in contact with you either tomorrow or the day after. <text:s/>We will of course continue to carry out further tests and monitor her, but this will mostly conducted <text:s/>by the clinic. <text:s/></text:span><text:span text:style-name="T7">If it does turn out to be a mistake then there will be no harm done, but I'd rather be safe than sorry” He turned to a computer screen as he was talking and filled out some online form, checking boxes and submitting emails. <text:s/>He then turned to Megan and asked “Now is there anything you want to ask me Megan?”</text:span></text:p>
      <text:p text:style-name="P6">Still stunned she held her gaze now with the wall behind the doctor, and gently shivered her head.</text:p>
      <text:p text:style-name="P6">Turning to the mother he now said “Now other than carrying out further tests is there anything else I can do to help?”</text:p>
      <text:p text:style-name="P6">“How will the clinic contact us”</text:p>
      <text:p text:style-name="P3"><text:span text:style-name="T5">“I expect they'll call in the morning </text:span><text:span text:style-name="T8">but sometimes they can be busy, she can I expect the counsillor to see her tomorrow and Thursday at the latest.”</text:span></text:p>
      <text:p text:style-name="P3"><text:span text:style-name="T8">“</text:span><text:span text:style-name="T9">And she'll carry out further tests?”</text:span></text:p>
      <text:p text:style-name="P7">“No, they will be carried out by a nurse at the clinic, but the councillor will sort out the appointments.”</text:p>
      <text:p text:style-name="P7"><text:soft-page-break/>“Right thank you doctor” She stood ready to leave, “lets go Megan”</text:p>
      <text:p text:style-name="P8">Slowly she stood up and as her mother put her arm over her shoulder to escort her to the door, she proceeded slowly to the exit.</text:p>
      <text:p text:style-name="P4">“<text:span text:style-name="T12">Mrs Menzies ...” he paused, coughed and then “it'll be best to assume the tests are right and then … well if there has been a mistake then ...”</text:span></text:p>
      <text:p text:style-name="P4">“<text:span text:style-name="T12">I understand Dr Mallory, thank you” the clicking of the lock on the door offered some closure to the unpleasant atmosephere in the room.</text:span></text:p>
      <text:p text:style-name="P4"/>
      <text:p text:style-name="P5"><text:span text:style-name="T5">They walked to the car without talking. <text:s/></text:span><text:span text:style-name="T10"><text:s/>Sat side by side </text:span><text:span text:style-name="T11">in the car the older of the two mothers breathed out heavily between pursed lips. <text:s/>Stared fixedly at the road ahead, placed the key in the ignition, but just before she turned the key she was interrupted</text:span></text:p>
      <text:p text:style-name="P9">“<text:span text:style-name="T13">M</text:span>um ...” </text:p>
      <text:p text:style-name="P10">silence</text:p>
      <text:p text:style-name="P10">“<text:span text:style-name="T13">M</text:span>um, what does being pregnant feel like?”</text:p>
      <text:p text:style-name="P11">She looked across at her daughter, tears welling up in her eyes. <text:s/>“It feels like many different things. <text:s/>It feels like an illness, and you know something is growing inside of you. <text:s/>It also feels a<text:span text:style-name="T1"> wonderful</text:span>, you feel the knew life being growing inside. You feel creation inside of you and don't have to do anything, it all just happens. <text:s/>It's scary and it's exciting” tears rolled down her cheek “but you are not ready for all that”</text:p>
      <text:p text:style-name="P12">She started the car and they drove out of the car park. <text:s/>It started to drizzle and she turned on the windscreen wipers, but she turned them on fast and they scraped over the windscreen. <text:s/>She adjusted to intermitent, as the rain drops spotted the <text:span text:style-name="T14">vista</text:span>.</text:p>
      <text:p text:style-name="P12"/>
      <text:p text:style-name="P13">She unlocked the front door and they went in. <text:s/>She'd only undone the one lock which indicated her husband was home. <text:s/>“Tel” she called out, “<text:span text:style-name="T15">Tel ...”</text:span></text:p>
      <text:p text:style-name="P13">“<text:span text:style-name="T15">I'm upstairs, hang on, down in a minute”</text:span></text:p>
      <text:p text:style-name="P14">They went through to the living room, mum taking up her arm chair, Megan took a seat on the sofa. <text:s/>“I'll do the talking to begin with, I still don't know what to say, oh Megan what have you done”</text:p>
      <text:p text:style-name="P14">She'd been silent since they'd left the doctors. <text:s/>They both had. <text:s/>Far from resolv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meta:initial-creator>P Curati</meta:initial-creator>
    <meta:creation-date>2008-11-07T18:30:05</meta:creation-date>
    <dc:date>2016-03-27T18:44:05.963968254</dc:date>
    <meta:editing-cycles>18</meta:editing-cycles>
    <meta:editing-duration>PT1H39M6S</meta:editing-duration>
    <dc:creator>Pete Curati</dc:creator>
    <meta:document-statistic meta:table-count="0" meta:image-count="0" meta:object-count="0" meta:page-count="2" meta:paragraph-count="26" meta:word-count="1029" meta:character-count="5542" meta:non-whitespace-character-count="4503"/>
    <meta:user-defined meta:name="Info 1"/>
    <meta:user-defined meta:name="Info 2"/>
    <meta:user-defined meta:name="Info 3"/>
    <meta:user-defined meta:name="Info 4"/>
  </office:meta>
</office:document-meta>
</file>